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78.05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ta3" style:family="table" style:master-page-name="PageStyle_5f_Feuille_20_2">
      <style:table-properties table:display="true" style:writing-mode="lr-tb"/>
    </style:style>
    <style:style style:name="ce17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2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ext-properties style:font-name="Ubuntu" fo:font-size="13pt" style:font-size-asian="13pt" style:font-size-complex="13pt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21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1016" table:default-cell-style-name="ce23"/>
        <table:table-row table:style-name="ro1">
          <table:table-cell table:style-name="ce17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22"/>
          <table:table-cell table:style-name="ce22" table:number-columns-repeated="1018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9" office:value-type="string" calcext:value-type="string">
            <text:p>Numéro</text:p>
          </table:table-cell>
          <table:table-cell table:style-name="ce24" office:value-type="string" calcext:value-type="string" table:number-columns-spanned="3" table:number-rows-spanned="1">
            <text:p>Nom</text:p>
          </table:table-cell>
          <table:covered-table-cell table:number-columns-repeated="2" table:style-name="ce26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26" table:number-columns-repeated="1016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6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6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5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6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5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2 min 30s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6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6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25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6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ce25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8" table:number-columns-repeated="1009" table:default-cell-style-name="Default"/>
        <table:table-row table:style-name="ro4">
          <table:table-cell table:number-columns-repeated="7"/>
          <table:table-cell table:style-name="ce14"/>
          <table:table-cell table:number-columns-repeated="1016"/>
        </table:table-row>
        <table:table-row table:style-name="ro3">
          <table:table-cell table:style-name="ce1"/>
          <table:table-cell table:style-name="ce3" office:value-type="string" calcext:value-type="string" table:number-columns-spanned="11" table:number-rows-spanned="1">
            <text:p>Dosages produits argentiques pour développement photo</text:p>
          </table:table-cell>
          <table:covered-table-cell table:number-columns-repeated="10"/>
          <table:table-cell table:style-name="ce1" table:number-columns-repeated="2"/>
          <table:table-cell table:number-columns-repeated="1010"/>
        </table:table-row>
        <table:table-row table:style-name="ro4">
          <table:table-cell/>
          <table:table-cell table:style-name="ce4" table:number-columns-repeated="2"/>
          <table:table-cell table:number-columns-repeated="4"/>
          <table:table-cell table:style-name="ce14"/>
          <table:table-cell table:number-columns-repeated="1016"/>
        </table:table-row>
        <table:table-row table:style-name="ro5">
          <table:table-cell table:style-name="ce2"/>
          <table:table-cell table:style-name="ce5" office:value-type="string" calcext:value-type="string">
            <text:p>Contenance de la cuve: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style-name="ce2"/>
          <table:table-cell table:style-name="ce5" office:value-type="string" calcext:value-type="string">
            <text:p>Pellicules à traiter:</text:p>
          </table:table-cell>
          <table:table-cell table:style-name="ce10" office:value-type="float" office:value="32" calcext:value-type="float">
            <text:p>32</text:p>
          </table:table-cell>
          <table:table-cell table:style-name="ce12"/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6" table:number-columns-repeated="2"/>
          <table:table-cell table:number-columns-repeated="4"/>
          <table:table-cell table:style-name="ce14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Général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Nombre de cuvées: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Volume pour une pellicule: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Volume de produit par cuve:</text:p>
          </table:table-cell>
          <table:table-cell table:formula="of:=[.C4]*[.C9]" office:value-type="float" office:value="1450" calcext:value-type="float">
            <text:p>145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 table:number-columns-repeated="2"/>
          <table:table-cell table:style-name="ce11"/>
          <table:table-cell table:number-columns-repeated="4"/>
          <table:table-cell table:style-name="ce14"/>
          <table:table-cell table:number-columns-repeated="1016"/>
        </table:table-row>
        <table:table-row table:style-name="ro6">
          <table:table-cell table:number-columns-repeated="7"/>
          <table:table-cell table:style-name="ce14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>
            <text:p>Révélateur D76 1:1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Conditionnement: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 table:number-columns-repeated="2"/>
          <table:table-cell table:style-name="ce8" office:value-type="float" office:value="3800" calcext:value-type="float">
            <text:p>380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Volume pour une pellicule:</text:p>
          </table:table-cell>
          <table:table-cell table:formula="of:=[.C9]" office:value-type="float" office:value="290" calcext:value-type="float">
            <text:p>29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<text:s/>- Solution de travail</text:p>
          </table:table-cell>
          <table:table-cell table:formula="of:=[.C16]/2" office:value-type="float" office:value="145" calcext:value-type="float">
            <text:p>14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- Eau</text:p>
          </table:table-cell>
          <table:table-cell table:formula="of:=[.C16]/2" office:value-type="float" office:value="145" calcext:value-type="float">
            <text:p>14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/>
          <table:table-cell table:style-name="ce8" office:value-type="string" calcext:value-type="string">
            <text:p>Poids pour une pellicule: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6">
          <table:table-cell table:number-columns-repeated="7"/>
          <table:table-cell table:style-name="ce14"/>
          <table:table-cell table:number-columns-repeated="1016"/>
        </table:table-row>
        <table:table-row table:style-name="ro7">
          <table:table-cell/>
          <table:table-cell table:formula="of:=&quot;Volume pour &quot; &amp;[.C5]&amp;&quot;:&quot;" office:value-type="string" office:string-value="Volume pour 32:" calcext:value-type="string">
            <text:p>Volume pour 32:</text:p>
          </table:table-cell>
          <table:table-cell table:formula="of:=[.C16]*[.C5]" office:value-type="float" office:value="9280" calcext:value-type="float">
            <text:p>928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<text:s text:c="2"/>- Solution de travail</text:p>
          </table:table-cell>
          <table:table-cell table:formula="of:=[.C21]/2" office:value-type="float" office:value="4640" calcext:value-type="float">
            <text:p>464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<text:s/>- Eau</text:p>
          </table:table-cell>
          <table:table-cell table:formula="of:=[.C21]/2" office:value-type="float" office:value="4640" calcext:value-type="float">
            <text:p>464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Poids pour  &quot; &amp;[.C5] &amp;&quot;:&quot;" office:value-type="string" office:string-value="Poids pour  32:" calcext:value-type="string">
            <text:p>Poids pour <text:s/>32:</text:p>
          </table:table-cell>
          <table:table-cell table:formula="of:=[.C5]*[.C19]" office:value-type="float" office:value="505.6" calcext:value-type="float">
            <text:p>505,6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number-columns-repeated="7"/>
          <table:table-cell table:style-name="ce14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Fixateur TT VarioFix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onditionnement: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number-columns-repeated="2"/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apacité pour 1000 mL: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Capacité pour une cuve (&quot; &amp; [.C10]&amp;&quot; mL):&quot;" office:value-type="string" office:string-value="Capacité pour une cuve (1450 mL):" calcext:value-type="string">
            <text:p>Capacité pour une cuve (1450 mL):</text:p>
          </table:table-cell>
          <table:table-cell table:formula="of:=[.C10]*[.C29]/1000" office:value-type="float" office:value="17.4" calcext:value-type="float">
            <text:p>17,4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Poids pour une cuve (&quot; &amp; [.C10]&amp;&quot; mL):&quot;" office:value-type="string" office:string-value="Poids pour une cuve (1450 mL):" calcext:value-type="string">
            <text:p>Poids pour une cuve (1450 mL):</text:p>
          </table:table-cell>
          <table:table-cell table:formula="of:=[.C10]*[.C28]/[.C27]" office:value-type="float" office:value="145" calcext:value-type="float">
            <text:p>145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Cuvées pour &quot; &amp;[.C5]&amp;&quot; pellicules:&quot;" office:value-type="string" office:string-value="Cuvées pour 32 pellicules:" calcext:value-type="string">
            <text:p>Cuvées pour 32 pellicules:</text:p>
          </table:table-cell>
          <table:table-cell table:formula="of:=ROUNDUP([.C5]/[.C30])"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Poid total:</text:p>
          </table:table-cell>
          <table:table-cell table:formula="of:=[.C31]*[.C32]" office:value-type="float" office:value="290" calcext:value-type="float">
            <text:p>290</text:p>
          </table:table-cell>
          <table:table-cell table:style-name="ce8" office:value-type="string" calcext:value-type="string">
            <text:p>g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number-columns-repeated="7"/>
          <table:table-cell table:style-name="ce14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Fixateur TT Superfix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onditionnement: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Usage:</text:p>
          </table:table-cell>
          <table:table-cell table:style-name="ce11" office:value-type="string" calcext:value-type="string">
            <text:p>1+9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apacité pour 1000 mL: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Capacité pour une cuve (&quot; &amp; [.C10]&amp;&quot; mL):&quot;" office:value-type="string" office:string-value="Capacité pour une cuve (1450 mL):" calcext:value-type="string">
            <text:p>Capacité pour une cuve (1450 mL):</text:p>
          </table:table-cell>
          <table:table-cell table:formula="of:=[.C10]*[.C38]/1000" office:value-type="float" office:value="23.2" calcext:value-type="float">
            <text:p>23,2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10" office:value-type="float" office:value="145" calcext:value-type="float">
            <text:p>14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+ eau</text:p>
          </table:table-cell>
          <table:table-cell table:formula="of:=[.C10]-[.C40]" office:value-type="float" office:value="1305" calcext:value-type="float">
            <text:p>130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Cuvées pour &quot; &amp;[.C5]&amp;&quot; pellicules:&quot;" office:value-type="string" office:string-value="Cuvées pour 32 pellicules:" calcext:value-type="string">
            <text:p>Cuvées pour 32 pellicules:</text:p>
          </table:table-cell>
          <table:table-cell table:formula="of:=ROUNDUP([.C5]/[.C39])"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Volume total:</text:p>
          </table:table-cell>
          <table:table-cell table:formula="of:=[.C40]*[.C42]" office:value-type="float" office:value="290" calcext:value-type="float">
            <text:p>29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+ eau</text:p>
          </table:table-cell>
          <table:table-cell table:formula="of:=[.C41]*[.C42]" office:value-type="float" office:value="2610" calcext:value-type="float">
            <text:p>261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number-columns-repeated="7"/>
          <table:table-cell table:style-name="ce14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Bain d'arrêt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onditionnement: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Usage:</text:p>
          </table:table-cell>
          <table:table-cell table:style-name="ce11" office:value-type="string" calcext:value-type="string">
            <text:p>1+19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apacité pour 1000 mL: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20" office:value-type="float" office:value="72.5" calcext:value-type="float">
            <text:p>72,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+ eau</text:p>
          </table:table-cell>
          <table:table-cell table:formula="of:=[.C10]-[.C50]" office:value-type="float" office:value="1377.5" calcext:value-type="float">
            <text:p>1377,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 table:number-columns-repeated="7"/>
          <table:table-cell table:style-name="ce14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Auxilliaire de lavage</text:p>
          </table:table-cell>
          <table:table-cell table:number-columns-repeated="5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onditionnement: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Usage:</text:p>
          </table:table-cell>
          <table:table-cell table:style-name="ce11" office:value-type="string" calcext:value-type="string">
            <text:p>1+19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Capacité pour 1000 mL: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films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formula="of:=&quot;Volume pour une cuve (&quot; &amp; [.C10]&amp;&quot; mL):&quot;" office:value-type="string" office:string-value="Volume pour une cuve (1450 mL):" calcext:value-type="string">
            <text:p>Volume pour une cuve (1450 mL):</text:p>
          </table:table-cell>
          <table:table-cell table:formula="of:=[.C10]/20" office:value-type="float" office:value="72.5" calcext:value-type="float">
            <text:p>72,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>
          <table:table-cell/>
          <table:table-cell table:style-name="ce8" office:value-type="string" calcext:value-type="string">
            <text:p>+ eau</text:p>
          </table:table-cell>
          <table:table-cell table:formula="of:=[.C10]-[.C57]" office:value-type="float" office:value="1377.5" calcext:value-type="float">
            <text:p>1377,5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4" table:number-rows-repeated="3">
          <table:table-cell table:number-columns-repeated="7"/>
          <table:table-cell table:style-name="ce14"/>
          <table:table-cell table:number-columns-repeated="1016"/>
        </table:table-row>
        <table:table-row table:style-name="ro4">
          <table:table-cell table:number-columns-repeated="2"/>
          <table:table-cell table:style-name="ce9" office:value-type="string" calcext:value-type="string">
            <text:p>Produit pour <text:s/>1</text:p>
          </table:table-cell>
          <table:table-cell table:style-name="ce9" office:value-type="string" calcext:value-type="string">
            <text:p>Eau pour 1</text:p>
          </table:table-cell>
          <table:table-cell table:style-name="ce13" office:value-type="string" calcext:value-type="string">
            <text:p>U</text:p>
          </table:table-cell>
          <table:table-cell table:style-name="ce9" table:formula="of:=&quot;Produit pour &quot; &amp; [.$C$5]" office:value-type="string" office:string-value="Produit pour 32" calcext:value-type="string">
            <text:p>Produit pour 32</text:p>
          </table:table-cell>
          <table:table-cell table:style-name="ce9" table:formula="of:=&quot;Eau pour &quot; &amp; [.$C$5]" office:value-type="string" office:string-value="Eau pour 32" calcext:value-type="string">
            <text:p>Eau pour 32</text:p>
          </table:table-cell>
          <table:table-cell table:style-name="ce13" office:value-type="string" calcext:value-type="string">
            <text:p>U</text:p>
          </table:table-cell>
          <table:table-cell table:style-name="ce9"/>
          <table:table-cell table:style-name="ce1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Volume de produit général</text:p>
          </table:table-cell>
          <table:table-cell table:style-name="ce8" office:value-type="float" office:value="290" calcext:value-type="float">
            <text:p>290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mL</text:p>
          </table:table-cell>
          <table:table-cell table:style-name="ce11" table:formula="of:=[.C63]*[.$C$5]" office:value-type="float" office:value="9280" calcext:value-type="float">
            <text:p>9280</text:p>
          </table:table-cell>
          <table:table-cell table:style-name="ce11" office:value-type="string" calcext:value-type="string">
            <text:p>-</text:p>
          </table:table-cell>
          <table:table-cell table:style-name="ce14" table:formula="of:=[.E63]" office:value-type="string" office:string-value="mL" calcext:value-type="string">
            <text:p>mL</text:p>
          </table:table-cell>
          <table:table-cell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Révélateur D76 bain perdu 1:1</text:p>
          </table:table-cell>
          <table:table-cell table:style-name="ce11" office:value-type="float" office:value="145" calcext:value-type="float">
            <text:p>145</text:p>
          </table:table-cell>
          <table:table-cell table:style-name="ce8" office:value-type="float" office:value="145" calcext:value-type="float">
            <text:p>145</text:p>
          </table:table-cell>
          <table:table-cell table:style-name="ce14" office:value-type="string" calcext:value-type="string">
            <text:p>mL / mL</text:p>
          </table:table-cell>
          <table:table-cell table:style-name="ce11" table:formula="of:=[.D64]*[.$C$5]" office:value-type="float" office:value="4640" calcext:value-type="float">
            <text:p>4640</text:p>
          </table:table-cell>
          <table:table-cell table:style-name="ce11" table:formula="of:=[.D64]*[.$C$5]" office:value-type="float" office:value="4640" calcext:value-type="float">
            <text:p>4640</text:p>
          </table:table-cell>
          <table:table-cell table:style-name="ce14" table:formula="of:=[.E64]" office:value-type="string" office:string-value="mL / mL" calcext:value-type="string">
            <text:p>mL / mL</text:p>
          </table:table-cell>
          <table:table-cell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Révélateur D76 - solution de travail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float" office:value="145" calcext:value-type="float">
            <text:p>145</text:p>
          </table:table-cell>
          <table:table-cell table:style-name="ce14" office:value-type="string" calcext:value-type="string">
            <text:p>g / mL</text:p>
          </table:table-cell>
          <table:table-cell table:style-name="ce11" table:formula="of:=[.C65]*[.$C$5]" office:value-type="float" office:value="505.6" calcext:value-type="float">
            <text:p>505,6</text:p>
          </table:table-cell>
          <table:table-cell table:style-name="ce11" table:formula="of:=[.D65]*[.$C$5]" office:value-type="float" office:value="4640" calcext:value-type="float">
            <text:p>4640</text:p>
          </table:table-cell>
          <table:table-cell table:style-name="ce14" office:value-type="string" calcext:value-type="string">
            <text:p>g / mL</text:p>
          </table:table-cell>
          <table:table-cell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Fixateur TT VarioFix</text:p>
          </table:table-cell>
          <table:table-cell table:style-name="ce8" office:value-type="float" office:value="6.25" calcext:value-type="float">
            <text:p>6,25</text:p>
          </table:table-cell>
          <table:table-cell table:style-name="ce8" office:value-type="float" office:value="62.5" calcext:value-type="float">
            <text:p>62,5</text:p>
          </table:table-cell>
          <table:table-cell table:style-name="ce14" office:value-type="string" calcext:value-type="string">
            <text:p>g / mL</text:p>
          </table:table-cell>
          <table:table-cell table:style-name="ce11" table:formula="of:=[.C66]*[.$C$5]" office:value-type="float" office:value="200" calcext:value-type="float">
            <text:p>200</text:p>
          </table:table-cell>
          <table:table-cell table:style-name="ce11" table:formula="of:=[.D66]*[.$C$5]" office:value-type="float" office:value="2000" calcext:value-type="float">
            <text:p>2000</text:p>
          </table:table-cell>
          <table:table-cell table:style-name="ce14" office:value-type="string" calcext:value-type="string">
            <text:p>g / mL</text:p>
          </table:table-cell>
          <table:table-cell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Fixateur Superfix TT 1:9</text:p>
          </table:table-cell>
          <table:table-cell table:style-name="ce8" office:value-type="float" office:value="5.6" calcext:value-type="float">
            <text:p>5,6</text:p>
          </table:table-cell>
          <table:table-cell table:formula="of:=9*[.C67]" office:value-type="float" office:value="50.4" calcext:value-type="float">
            <text:p>50,4</text:p>
          </table:table-cell>
          <table:table-cell table:style-name="ce14" office:value-type="string" calcext:value-type="string">
            <text:p>mL / mL</text:p>
          </table:table-cell>
          <table:table-cell table:style-name="ce11" table:formula="of:=[.C67]*[.$C$5]" office:value-type="float" office:value="179.2" calcext:value-type="float">
            <text:p>179,2</text:p>
          </table:table-cell>
          <table:table-cell table:style-name="ce11" table:formula="of:=[.D67]*[.$C$5]" office:value-type="float" office:value="1612.8" calcext:value-type="float">
            <text:p>1612,8</text:p>
          </table:table-cell>
          <table:table-cell table:style-name="ce14" table:formula="of:=[.E67]" office:value-type="string" office:string-value="mL / mL" calcext:value-type="string">
            <text:p>mL / mL</text:p>
          </table:table-cell>
          <table:table-cell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Bain d'arrêt TT Indicet</text:p>
          </table:table-cell>
          <table:table-cell table:formula="of:=1000/20" office:value-type="float" office:value="50" calcext:value-type="float">
            <text:p>50</text:p>
          </table:table-cell>
          <table:table-cell table:style-name="ce8" office:value-type="float" office:value="950" calcext:value-type="float">
            <text:p>950</text:p>
          </table:table-cell>
          <table:table-cell table:style-name="ce14" office:value-type="string" calcext:value-type="string">
            <text:p>mL / m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50" calcext:value-type="float">
            <text:p>950</text:p>
          </table:table-cell>
          <table:table-cell table:style-name="ce14" table:formula="of:=[.E68]" office:value-type="string" office:string-value="mL / mL" calcext:value-type="string">
            <text:p>mL / mL</text:p>
          </table:table-cell>
          <table:table-cell/>
          <table:table-cell table:style-name="ce14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Auxiliaire TT Lavaquick 1:19</text:p>
          </table:table-cell>
          <table:table-cell table:formula="of:=1000/20" office:value-type="float" office:value="50" calcext:value-type="float">
            <text:p>50</text:p>
          </table:table-cell>
          <table:table-cell table:style-name="ce8" office:value-type="float" office:value="950" calcext:value-type="float">
            <text:p>950</text:p>
          </table:table-cell>
          <table:table-cell table:style-name="ce14" office:value-type="string" calcext:value-type="string">
            <text:p>mL / m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50" calcext:value-type="float">
            <text:p>950</text:p>
          </table:table-cell>
          <table:table-cell table:style-name="ce14" table:formula="of:=[.E69]" office:value-type="string" office:string-value="mL / mL" calcext:value-type="string">
            <text:p>mL / mL</text:p>
          </table:table-cell>
          <table:table-cell/>
          <table:table-cell table:style-name="ce14"/>
          <table:table-cell table:number-columns-repeated="1014"/>
        </table:table-row>
        <table:table-row table:style-name="ro4" table:number-rows-repeated="7">
          <table:table-cell/>
          <table:table-cell table:style-name="ce9"/>
          <table:table-cell table:number-columns-repeated="5"/>
          <table:table-cell table:style-name="ce14"/>
          <table:table-cell/>
          <table:table-cell table:style-name="ce14"/>
          <table:table-cell table:number-columns-repeated="1014"/>
        </table:table-row>
        <table:table-row table:style-name="ro4" table:number-rows-repeated="51">
          <table:table-cell table:number-columns-repeated="7"/>
          <table:table-cell table:style-name="ce14"/>
          <table:table-cell table:number-columns-repeated="1016"/>
        </table:table-row>
        <table:table-row table:style-name="ro8" table:number-rows-repeated="10484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 2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15" office:value-type="string" calcext:value-type="string" table:number-columns-spanned="13" table:number-rows-spanned="1">
            <text:p>Volume de produit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Dil 1:1</text:p>
          </table:table-cell>
          <table:table-cell table:number-columns-repeated="2"/>
          <table:table-cell table:style-name="ce8" office:value-type="string" calcext:value-type="string">
            <text:p>Dil 1:4</text:p>
          </table:table-cell>
          <table:table-cell table:number-columns-repeated="2"/>
          <table:table-cell table:style-name="ce8" office:value-type="string" calcext:value-type="string">
            <text:p>Dil 1:9</text:p>
          </table:table-cell>
          <table:table-cell/>
          <table:table-cell table:style-name="ce8" office:value-type="string" calcext:value-type="string">
            <text:p>Reste 1:9</text:p>
          </table:table-cell>
          <table:table-cell table:style-name="ce8" office:value-type="string" calcext:value-type="string">
            <text:p>Dil 1:19</text:p>
          </table:table-cell>
          <table:table-cell table:style-name="ce8" office:value-type="string" calcext:value-type="string">
            <text:p>Reste 1:19</text:p>
          </table:table-cell>
          <table:table-cell table:number-columns-repeated="101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16" office:value-type="date" office:date-value="2014-05-14" calcext:value-type="date">
            <text:p>5/14/2014</text:p>
          </table:table-cell>
          <table:table-cell table:style-name="ce8" office:value-type="string" calcext:value-type="string">
            <text:p>275.5</text:p>
          </table:table-cell>
          <table:table-cell table:number-columns-repeated="101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 table:number-columns-repeated="2"/>
          <table:table-cell table:style-name="ce8" office:value-type="float" office:value="145" calcext:value-type="float">
            <text:p>145</text:p>
          </table:table-cell>
          <table:table-cell/>
          <table:table-cell table:style-name="ce8" office:value-type="float" office:value="1305" calcext:value-type="float">
            <text:p>1305</text:p>
          </table:table-cell>
          <table:table-cell table:style-name="ce8" office:value-type="string" calcext:value-type="string">
            <text:p>72.5</text:p>
          </table:table-cell>
          <table:table-cell table:style-name="ce8" office:value-type="string" calcext:value-type="string">
            <text:p>1377.5</text:p>
          </table:table-cell>
          <table:table-cell table:number-columns-repeated="101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2"/>
          <table:table-cell table:style-name="ce8" office:value-type="float" office:value="580" calcext:value-type="float">
            <text:p>580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/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2755" calcext:value-type="float">
            <text:p>2755</text:p>
          </table:table-cell>
          <table:table-cell table:number-columns-repeated="101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2"/>
          <table:table-cell table:style-name="ce8"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/>
          <table:table-cell table:style-name="ce8" office:value-type="float" office:value="3915" calcext:value-type="float">
            <text:p>3915</text:p>
          </table:table-cell>
          <table:table-cell table:style-name="ce8" office:value-type="string" calcext:value-type="string">
            <text:p>217.5</text:p>
          </table:table-cell>
          <table:table-cell table:style-name="ce8" office:value-type="string" calcext:value-type="string">
            <text:p>4132.5</text:p>
          </table:table-cell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15" office:value-type="string" calcext:value-type="string" table:number-columns-spanned="13" table:number-rows-spanned="1">
            <text:p>D76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Volume total 1:1</text:p>
          </table:table-cell>
          <table:table-cell table:style-name="ce8" office:value-type="string" calcext:value-type="string">
            <text:p>Volume D76 pur</text:p>
          </table:table-cell>
          <table:table-cell table:number-columns-repeated="102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102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102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 table:style-name="ce15" office:value-type="string" calcext:value-type="string" table:number-columns-spanned="13" table:number-rows-spanned="1">
            <text:p>D76 préparation poudre (mL)</text:p>
          </table:table-cell>
          <table:covered-table-cell table:number-columns-repeated="12"/>
          <table:table-cell table:style-name="ce8" office:value-type="string" calcext:value-type="string">
            <text:p>a</text:p>
          </table:table-cell>
          <table:table-cell table:number-columns-repeated="1010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Volume TT (mL)</text:p>
          </table:table-cell>
          <table:table-cell table:style-name="ce8" office:value-type="string" calcext:value-type="string">
            <text:p>Poids D76 (g)</text:p>
          </table:table-cell>
          <table:table-cell table:style-name="ce8" office:value-type="string" calcext:value-type="string">
            <text:p>Nbr de 135 1:1</text:p>
          </table:table-cell>
          <table:table-cell table:number-columns-repeated="1021"/>
        </table:table-row>
        <table:table-row table:style-name="ro4"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"/>
          <table:table-cell table:style-name="ce8" office:value-type="float" office:value="3800" calcext:value-type="float">
            <text:p>3800</text:p>
          </table:table-cell>
          <table:table-cell/>
          <table:table-cell table:style-name="ce8" office:value-type="float" office:value="145" calcext:value-type="float">
            <text:p>145</text:p>
          </table:table-cell>
          <table:table-cell table:number-columns-repeated="1013"/>
        </table:table-row>
        <table:table-row table:style-name="ro4">
          <table:table-cell table:style-name="ce8" office:value-type="float" office:value="750" calcext:value-type="float">
            <text:p>750</text:p>
          </table:table-cell>
          <table:table-cell table:style-name="ce8" office:value-type="string" calcext:value-type="string">
            <text:p>81.9078947368421</text:p>
          </table:table-cell>
          <table:table-cell table:style-name="ce8" office:value-type="string" calcext:value-type="string">
            <text:p>4.93421052631579</text:p>
          </table:table-cell>
          <table:table-cell table:number-columns-repeated="5"/>
          <table:table-cell table:style-name="ce8" office:value-type="float" office:value="415" calcext:value-type="float">
            <text:p>415</text:p>
          </table:table-cell>
          <table:table-cell/>
          <table:table-cell table:style-name="ce8" office:value-type="string" calcext:value-type="string">
            <text:p>15.8355263157895</text:p>
          </table:table-cell>
          <table:table-cell table:number-columns-repeated="1013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109.210526315789</text:p>
          </table:table-cell>
          <table:table-cell table:style-name="ce8" office:value-type="string" calcext:value-type="string">
            <text:p>6.57894736842105</text:p>
          </table:table-cell>
          <table:table-cell table:number-columns-repeated="1021"/>
        </table:table-row>
        <table:table-row table:style-name="ro4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163.815789473684</text:p>
          </table:table-cell>
          <table:table-cell table:style-name="ce8" office:value-type="string" calcext:value-type="string">
            <text:p>9.86842105263158</text:p>
          </table:table-cell>
          <table:table-cell table:number-columns-repeated="1021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218.421052631579</text:p>
          </table:table-cell>
          <table:table-cell table:style-name="ce8" office:value-type="string" calcext:value-type="string">
            <text:p>13.1578947368421</text:p>
          </table:table-cell>
          <table:table-cell table:number-columns-repeated="1021"/>
        </table:table-row>
        <table:table-row table:style-name="ro4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327.631578947368</text:p>
          </table:table-cell>
          <table:table-cell table:style-name="ce8" office:value-type="string" calcext:value-type="string">
            <text:p>19.7368421052632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>
          <table:table-cell table:style-name="ce15" office:value-type="string" calcext:value-type="string" table:number-columns-spanned="13" table:number-rows-spanned="1">
            <text:p>Fixateur TT Superfix + liquide 1:9 (mL)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Fixateur</text:p>
          </table:table-cell>
          <table:table-cell table:number-columns-repeated="1018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55.5555555555556</text:p>
          </table:table-cell>
          <table:table-cell table:style-name="ce8" office:value-type="string" calcext:value-type="string">
            <text:p>5.55555555555556</text:p>
          </table:table-cell>
          <table:table-cell table:number-columns-repeated="1012"/>
        </table:table-row>
        <table:table-row table:style-name="ro4"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2"/>
          <table:table-cell table:style-name="ce8" office:value-type="float" office:value="200" calcext:value-type="float">
            <text:p>200</text:p>
          </table:table-cell>
          <table:table-cell table:number-columns-repeated="1018"/>
        </table:table-row>
        <table:table-row table:style-name="ro4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700" calcext:value-type="float">
            <text:p>2700</text:p>
          </table:table-cell>
          <table:table-cell table:number-columns-repeated="2"/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4">
          <table:table-cell table:style-name="ce15" office:value-type="string" calcext:value-type="string" table:number-columns-spanned="13" table:number-rows-spanned="1">
            <text:p>Bain d'arret TT Indicet liquide 1:19 (mL)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BA</text:p>
          </table:table-cell>
          <table:table-cell table:number-columns-repeated="1018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4">
          <table:table-cell table:style-name="ce15" office:value-type="string" calcext:value-type="string" table:number-columns-spanned="13" table:number-rows-spanned="1">
            <text:p>Auxiliaire de lavage TT Lavaquick liquide 1:19 (mL)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4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AL</text:p>
          </table:table-cell>
          <table:table-cell table:number-columns-repeated="1018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 table:style-name="ce8" office:value-type="float" office:value="1500" calcext:value-type="float">
            <text:p>1500</text:p>
          </table:table-cell>
          <table:table-cell table:style-name="ce16" office:value-type="date" office:date-value="2014-05-22" calcext:value-type="date">
            <text:p>5/22/2014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20:20.042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7T14:25:26.077461447</dc:date>
    <meta:editing-duration>PT5M4S</meta:editing-duration>
    <meta:editing-cycles>3</meta:editing-cycles>
    <meta:document-statistic meta:table-count="3" meta:cell-count="378" meta:object-count="0"/>
  </office:meta>
</office:document-meta>
</file>